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2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0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3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0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5" office:value-type="string">
            <text:p>Write a Java program to convert filmograp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1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ript that will clear one or more tables and insert fresh rows from the appropriate sql file(s)</text:p>
          </table:table-cell>
          <table:table-cell table:style-name="ce6" office:value-type="string">
            <text:p>basically like the drop_and_create scripts but takes args for what table(s) to refresh</text:p>
          </table:table-cell>
          <table:table-cell table:number-columns-repeated="1016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1/24/2013</text:date>, <text:time>21:5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1-24T21:52:29</dc:date>
    <meta:editing-duration>P1DT10H34M1S</meta:editing-duration>
    <meta:editing-cycles>128</meta:editing-cycles>
    <meta:generator>LibreOffice/3.4$Unix LibreOffice_project/340m1$Build-402</meta:generator>
    <dc:creator>Tyler Hayes</dc:creator>
    <meta:document-statistic meta:table-count="3" meta:cell-count="498" meta:object-count="0"/>
    <meta:user-defined meta:name="Info 1"/>
    <meta:user-defined meta:name="Info 2"/>
    <meta:user-defined meta:name="Info 3"/>
    <meta:user-defined meta:name="Info 4"/>
  </office:meta>
</office:document-meta>
</file>